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ALEGRIA GILMA YRASEM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ILMA YRASEMA PINEDO ALEGR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NORIEGA VALERA HECT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1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0889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42:5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